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dcc" officeooo:paragraph-rsid="00015d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ected TA/MAM,</text:p>
      <text:p text:style-name="P1"/>
      <text:p text:style-name="P1">I have Done My project in Ubuntu Terminal So my Code might show <text:s/>some errors on Other Compiler</text:p>
      <text:p text:style-name="P1">it is requested you to please do not deduct my Marks For That.</text:p>
      <text:p text:style-name="P1"/>
      <text:p text:style-name="P1">Regards,</text:p>
      <text:p text:style-name="P1">21F-913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22:04:15.276287722</meta:creation-date>
    <dc:date>2023-01-29T22:08:27.708050928</dc:date>
    <meta:editing-duration>PT4M13S</meta:editing-duration>
    <meta:editing-cycles>1</meta:editing-cycles>
    <meta:document-statistic meta:table-count="0" meta:image-count="0" meta:object-count="0" meta:page-count="1" meta:paragraph-count="5" meta:word-count="35" meta:character-count="189" meta:non-whitespace-character-count="158"/>
    <meta:generator>LibreOffice/7.4.4.2$Linux_X86_64 LibreOffice_project/40$Build-2</meta:generator>
  </office:meta>
</office:document-meta>
</file>